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Roboto Mono" svg:font-family="Roboto Mono" style:font-family-generic="modern" style:font-pitch="fixed" svg:panose-1="0 0 0 9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fo:border="0in solid #FFFFFF" fo:padding="0.4305in" style:shadow="#000000 0in 0in" style:page-number="1"/>
      <style:text-properties fo:color="#000000"/>
    </style:style>
    <style:style style:name="P2" style:parent-style-name="Normal" style:family="paragraph">
      <style:paragraph-properties fo:widows="0" fo:orphans="0" fo:border="0in solid #FFFFFF" fo:padding="0.4305in" style:shadow="#000000 0in 0in" fo:margin-top="0.1666in" fo:margin-bottom="0.1666in" fo:margin-left="0.5in" fo:text-indent="-0.25in">
        <style:tab-stops/>
      </style:paragraph-properties>
      <style:text-properties fo:color="#000000"/>
    </style:style>
    <style:style style:name="P3" style:parent-style-name="Normal" style:family="paragraph">
      <style:paragraph-properties fo:widows="0" fo:orphans="0" fo:border="0in solid #FFFFFF" fo:padding="0.4305in" style:shadow="#000000 0in 0in" fo:margin-top="0.1666in" fo:margin-bottom="0.1666in" fo:margin-left="0.5in" fo:text-indent="-0.25in">
        <style:tab-stops/>
      </style:paragraph-properties>
    </style:style>
    <style:style style:name="T4" style:parent-style-name="DefaultParagraphFont" style:family="text">
      <style:text-properties fo:color="#000000"/>
    </style:style>
    <style:style style:name="T5" style:parent-style-name="DefaultParagraphFont" style:family="text">
      <style:text-properties fo:font-weight="bold" style:font-weight-asian="bold" style:font-weight-complex="bold" fo:color="#000000"/>
    </style:style>
    <style:style style:name="T6" style:parent-style-name="DefaultParagraphFont" style:family="text">
      <style:text-properties fo:color="#000000"/>
    </style:style>
    <style:style style:name="P7" style:parent-style-name="Normal" style:family="paragraph">
      <style:paragraph-properties fo:widows="0" fo:orphans="0" fo:border="0in solid #FFFFFF" fo:padding="0.4305in" style:shadow="#000000 0in 0in" fo:margin-top="0.1666in" fo:margin-bottom="0.1666in" fo:margin-left="0.5in" fo:text-indent="-0.25in">
        <style:tab-stops/>
      </style:paragraph-properties>
      <style:text-properties fo:color="#000000"/>
    </style:style>
    <style:style style:name="P8" style:parent-style-name="Normal" style:family="paragraph">
      <style:paragraph-properties fo:widows="0" fo:orphans="0" fo:border="0in solid #FFFFFF" fo:padding="0.4305in" style:shadow="#000000 0in 0in" fo:margin-top="0.1666in" fo:margin-bottom="0.1666in" fo:margin-left="0.5in" fo:text-indent="-0.25in">
        <style:tab-stops/>
      </style:paragraph-properties>
      <style:text-properties fo:color="#000000"/>
    </style:style>
    <style:style style:name="P9" style:parent-style-name="Normal" style:family="paragraph">
      <style:paragraph-properties fo:widows="0" fo:orphans="0" fo:border="0in solid #FFFFFF" fo:padding="0.4305in" style:shadow="#000000 0in 0in" fo:margin-top="0.1666in"/>
    </style:style>
    <style:style style:name="T10" style:parent-style-name="DefaultParagraphFont" style:family="text">
      <style:text-properties fo:font-weight="bold" style:font-weight-asian="bold" style:font-weight-complex="bold" fo:color="#000000"/>
    </style:style>
    <style:style style:name="P11" style:parent-style-name="Normal" style:family="paragraph">
      <style:paragraph-properties fo:widows="0" fo:orphans="0" fo:border="0in solid #FFFFFF" fo:padding="0.4305in" style:shadow="#000000 0in 0in"/>
      <style:text-properties fo:color="#000000"/>
    </style:style>
    <style:style style:name="P12" style:parent-style-name="Normal" style:family="paragraph">
      <style:paragraph-properties fo:widows="0" fo:orphans="0" fo:border="0in solid #FFFFFF" fo:padding="0.4305in" style:shadow="#000000 0in 0in"/>
      <style:text-properties fo:color="#000000"/>
    </style:style>
    <style:style style:name="P13" style:parent-style-name="Normal" style:family="paragraph">
      <style:paragraph-properties fo:widows="0" fo:orphans="0" fo:border="0in solid #FFFFFF" fo:padding="0.4305in" style:shadow="#000000 0in 0in"/>
    </style:style>
    <style:style style:name="T14" style:parent-style-name="DefaultParagraphFont" style:family="text">
      <style:text-properties fo:color="#000000"/>
    </style:style>
    <style:style style:name="T15" style:parent-style-name="DefaultParagraphFont" style:family="text">
      <style:text-properties fo:font-weight="bold" style:font-weight-asian="bold" style:font-weight-complex="bold" fo:color="#000000"/>
    </style:style>
    <style:style style:name="T16" style:parent-style-name="DefaultParagraphFont" style:family="text">
      <style:text-properties fo:color="#000000"/>
    </style:style>
    <style:style style:name="T17" style:parent-style-name="DefaultParagraphFont" style:family="text">
      <style:text-properties fo:font-weight="bold" style:font-weight-asian="bold" style:font-weight-complex="bold" fo:color="#000000"/>
    </style:style>
    <style:style style:name="T18" style:parent-style-name="DefaultParagraphFont" style:family="text">
      <style:text-properties fo:color="#000000"/>
    </style:style>
    <style:style style:name="T19" style:parent-style-name="DefaultParagraphFont" style:family="text">
      <style:text-properties fo:font-weight="bold" style:font-weight-asian="bold" style:font-weight-complex="bold" fo:color="#000000"/>
    </style:style>
    <style:style style:name="T20" style:parent-style-name="DefaultParagraphFont" style:family="text">
      <style:text-properties fo:color="#000000"/>
    </style:style>
    <style:style style:name="P21" style:parent-style-name="Normal" style:family="paragraph">
      <style:paragraph-properties fo:widows="0" fo:orphans="0" fo:border="0in solid #FFFFFF" fo:padding="0.4305in" style:shadow="#000000 0in 0in"/>
    </style:style>
    <style:style style:name="T22" style:parent-style-name="DefaultParagraphFont" style:family="text">
      <style:text-properties fo:font-weight="bold" style:font-weight-asian="bold" style:font-weight-complex="bold" fo:color="#000000"/>
    </style:style>
    <style:style style:name="P23" style:parent-style-name="Normal" style:family="paragraph">
      <style:paragraph-properties fo:widows="0" fo:orphans="0" fo:border="0in solid #FFFFFF" fo:padding="0.4305in" style:shadow="#000000 0in 0in"/>
      <style:text-properties fo:color="#000000"/>
    </style:style>
    <style:style style:name="P24" style:parent-style-name="Normal" style:family="paragraph">
      <style:paragraph-properties fo:widows="0" fo:orphans="0" fo:border="0in solid #FFFFFF" fo:padding="0.4305in" style:shadow="#000000 0in 0in"/>
      <style:text-properties fo:color="#000000"/>
    </style:style>
    <style:style style:name="P25" style:parent-style-name="Normal" style:family="paragraph">
      <style:paragraph-properties fo:widows="0" fo:orphans="0" fo:border="0in solid #FFFFFF" fo:padding="0.4305in" style:shadow="#000000 0in 0in"/>
    </style:style>
    <style:style style:name="T26" style:parent-style-name="DefaultParagraphFont" style:family="text">
      <style:text-properties fo:font-weight="bold" style:font-weight-asian="bold" style:font-weight-complex="bold" fo:color="#000000"/>
    </style:style>
    <style:style style:name="P27" style:parent-style-name="Normal" style:family="paragraph">
      <style:paragraph-properties fo:widows="0" fo:orphans="0" fo:border="0in solid #FFFFFF" fo:padding="0.4305in" style:shadow="#000000 0in 0in"/>
    </style:style>
    <style:style style:name="T28" style:parent-style-name="DefaultParagraphFont" style:family="text">
      <style:text-properties fo:color="#000000"/>
    </style:style>
    <style:style style:name="T29" style:parent-style-name="DefaultParagraphFont" style:family="text">
      <style:text-properties style:font-name="Roboto Mono" style:font-name-asian="Roboto Mono" style:font-name-complex="Roboto Mono" fo:color="#188038"/>
    </style:style>
    <style:style style:name="T30" style:parent-style-name="DefaultParagraphFont" style:family="text">
      <style:text-properties fo:color="#000000"/>
    </style:style>
    <style:style style:name="P31" style:parent-style-name="Normal" style:family="paragraph">
      <style:paragraph-properties fo:widows="0" fo:orphans="0" fo:border="0in solid #FFFFFF" fo:padding="0.4305in" style:shadow="#000000 0in 0in"/>
    </style:style>
    <style:style style:name="T32" style:parent-style-name="DefaultParagraphFont" style:family="text">
      <style:text-properties fo:font-style="italic" style:font-style-asian="italic" style:font-style-complex="italic" fo:color="#000000"/>
    </style:style>
    <style:style style:name="T33" style:parent-style-name="DefaultParagraphFont" style:family="text">
      <style:text-properties fo:color="#000000"/>
    </style:style>
    <style:style style:name="P34" style:parent-style-name="Normal" style:family="paragraph">
      <style:paragraph-properties fo:widows="0" fo:orphans="0" fo:border="0in solid #FFFFFF" fo:padding="0.4305in" style:shadow="#000000 0in 0in" fo:margin-bottom="0.1666in"/>
    </style:style>
    <style:style style:name="T35" style:parent-style-name="DefaultParagraphFont" style:family="text">
      <style:text-properties fo:font-weight="bold" style:font-weight-asian="bold" style:font-weight-complex="bold" fo:color="#000000"/>
    </style:style>
    <style:style style:name="P36" style:parent-style-name="Normal" style:family="paragraph">
      <style:paragraph-properties fo:widows="0" fo:orphans="0" fo:border="0in solid #FFFFFF" fo:padding="0.4305in" style:shadow="#000000 0in 0in"/>
    </style:style>
    <style:style style:name="T37" style:parent-style-name="DefaultParagraphFont" style:family="text">
      <style:text-properties fo:color="#000000"/>
    </style:style>
  </office:automatic-styles>
  <office:body>
    <office:text text:use-soft-page-breaks="true">
      <text:p text:style-name="P1">0xBB4FF93e372B219F3cDc52Be98Aae798bBB88C33The document appears to contain a long string of encoded data, likely a cryptographic key (indicated by the title "RSA_PRIVATE_KEY"), and does not contain readable text content that can be summarized.^^^1^^^Ip8G5csvXj3oNsLRYou can use the Gemini app in Google Docs to help with content creation, refinement, and summarization.</text:p>
      <text:p text:style-name="P2"/>
      <text:p text:style-name="P3"><text:span text:style-name="T4">To get started, click the<text:s/></text:span><text:span text:style-name="T5">Ask Gemini</text:span><text:span text:style-name="T6"><text:s/>button in the top right of your document.</text:span></text:p>
      <text:p text:style-name="P7"/>
      <text:p text:style-name="P8">Here are the key ways you can use it:</text:p>
      <text:list text:style-name="LFO1" text:continue-numbering="true">
        <text:list-item>
          <text:p text:style-name="P9"><text:span text:style-name="T10">Write and Refine Content</text:span></text:p>
          <text:list text:continue-numbering="true">
            <text:list-item>
              <text:p text:style-name="P11">Ask Gemini to draft new text for you, such as emails, outlines, or blog posts (e.g., "Write an announcement email about a new feature").</text:p>
            </text:list-item>
            <text:list-item>
              <text:p text:style-name="P12">Refine existing content by asking for revisions (e.g., "Make the announcement more fun" or "Summarize this paragraph").</text:p>
            </text:list-item>
            <text:list-item>
              <text:p text:style-name="P13"><text:span text:style-name="T14">You can also generate entire new documents from scratch by going to<text:s/></text:span><text:span text:style-name="T15">File</text:span><text:span text:style-name="T16"><text:s/>&gt;<text:s/></text:span><text:span text:style-name="T17">New</text:span><text:span text:style-name="T18"><text:s/>&gt;<text:s/></text:span><text:span text:style-name="T19">Help me create</text:span><text:span text:style-name="T20">.</text:span></text:p>
            </text:list-item>
          </text:list>
        </text:list-item>
        <text:list-item>
          <text:p text:style-name="P21"><text:span text:style-name="T22">Summarize Information</text:span></text:p>
          <text:list text:continue-numbering="true">
            <text:list-item>
              <text:p text:style-name="P23">Ask Gemini to summarize the document you are currently viewing.</text:p>
            </text:list-item>
            <text:list-item>
              <text:p text:style-name="P24">Highlight a specific section of text and ask Gemini to summarize it.</text:p>
            </text:list-item>
          </text:list>
        </text:list-item>
        <text:list-item>
          <text:p text:style-name="P25"><text:span text:style-name="T26">Connect Your Workspace Data</text:span></text:p>
          <text:list text:continue-numbering="true">
            <text:list-item>
              <text:p text:style-name="P27"><text:span text:style-name="T28">Reference content from your Google Drive files or Gmail emails to provide context for your request. Use the<text:s/></text:span><text:span text:style-name="T29">@</text:span><text:span text:style-name="T30"><text:s/>symbol followed by the file or email title.</text:span></text:p>
              <text:list text:continue-numbering="true">
                <text:list-item>
                  <text:p text:style-name="P31"><text:span text:style-name="T32">Example:</text:span><text:span text:style-name="T33"><text:s/>"What are the main points of @Meeting Notes: Core Team sync?"</text:span></text:p>
                </text:list-item>
              </text:list>
            </text:list-item>
          </text:list>
        </text:list-item>
        <text:list-item>
          <text:p text:style-name="P34"><text:span text:style-name="T35">Create Images</text:span></text:p>
        </text:list-item>
      </text:list>
      <text:p text:style-name="P36"><text:span text:style-name="T37">Generate images to add to your document by entering a descriptive prompt (e.g., "Create an image of a dog with glasses")./h9VmBvxzbJX8HqtReesG1dSBDMsyLlE7NW/OryjITo8pmbP5q8so6AsyXJpp9ZTp0SWimX+9o80c0GJeVrjuZOG5NxUYcuxsQN0/U2ekkY23rzO+6FOOBtby59JqxianliiJ3aEMZ8gd3xcCMa9ZX/7USxTP+6zmIFEIkVWJWJ2E1x/0HYc46mC1aYnTwk6Xpemioi6oedKzqE+JXduB4zlOLa6Ic1aowlUbjqN0TbeT3EXG3EWZGCn8infOP5x9wRexSnjr69J8qMKzp71VEwZZCKT7zNoJwjrdxQ7JQFx1HZOS2kVDMwF+UgQTWMEF9ypFRWmV/cQ5U9wgTSBQ/sKmdX3orgpmTVSeICbaVv7OOb7bmlPe9HGJo2HZeXgn3Lq38E4PG9tNMCnU8blOI1VhHdjEgfmcB9TOCmm4alXuiKs2+ElP/mN4oyCWYN9ck3De7orNqFgTbZTtbgWyarrFytm46QOyQmf0aj6SLC2vyD0rALJ76kMbJ7LdIXkWDpFZ7AwXVz80pqo56oBRKP+vWY5+9tvPcf7IiRkJfhf1cbHQwWXIPp89HF+XhBj+kD+qEIpyVPOlhagdBt+RicK8/6ee6saN2daRKoDScQUVGlszzyqTHPsZddPCNBu4eBi6q9xRo05vUUQR5kNT9YzQlybrVP6I+xjLPax661bFIC/+su3pd9x4qjYPVqh4KMZtt6kCNxBY3iz8vFJYwukMadI/Y9zjdI/DtNWtLa1o9lnlqGvSBlxxWOMQLkLMxKlChIS/fMlkDfBuw6rnjTyn4+t4lv9Zy0oOxW5mrH2ZXgrrHl1KtVx2tykQp/Iqb0T2iVvK2MjC8mj1hl7DRPR0WVdUR0no8gU94BmFq2sLanSkuFN+R86xXCDa8Yxr0bzm59IJ5ugalJIZb5lgpMheKVZ2lpKB6xQ3EAkFfjDwV1SNBUYoLCr4bvEg/aMA3COyHD6u6kOASY+YwR9Vc41KoG80cG9o1ZLg6E6MC/bivLwjfTSMJ+PPC/3YfK+6TR+jHD8N7qOrlsoNGInTECzi83eHVN/MWX+Ju6Z0tPDHjgSKD5J/bhmj+dIhx+rd36UrbjHmmMtaRiBdZUqws8MNty5IZACEQbeV3zTeOUDWG4yAgTg+gd18TjhhnTAsnqXokdIp9NnGyQedRyZsnX3OR0tZE08/FoRkhmrBn5AeiDxXv+c62fioMqSEU0KEt5PlnI1F50BIxxWjB2VeC/IoZKR00hUx8iSsJLIjhqENOF+J1/rBzQRgaKCR8+ZJBuUFBi3/yMCyRx6CuF6Hu6gE875WTkKANqe3HBehebNVb8usj37gV0rJMFfPxwqs6hr6XTWJFcWMWB9hf6KUICmq2ufxbEjNK0IM8MbIL8MKN5VL6r4K/g5H0vfB+6uqYq4mRj+W7kzZTFqzwd9Pk+M6pIsPsfeYt69XnNlYvt6/DubHYjCCnRIwpHzxfcSVTVbDVcZFWR+JXArn4V9XCb6aeF6zeLlxlVbCB6RS+pAqgsFFCqUF+6yApsjXbVM51vWvdQndGA4irMkeGzOG9XqvUzfL+CaAX/OJgrilZioQl6M2gJjZq+zHrL4f7Jd54z5OB0sBgFE2fXhQFBPzc5wBKdBpPP8O1tGspn7kSIK2VYMb4+J5gGoC6bOxzFXv1LEUcA0KDQ0YgXUV1w73uHr80gHVx+H3h/7vAUnkuBb9ywAZWy2iHI0vlSGbjBps5q7I97MR3GdskWJz5Ek0cgty+oVjKMfbFCF1HbPsR6tMznjszfQ8pg0PlmmadnWMtwacOB4MqSyhham4LDd3nYUifYC9cA1rlVeI3izWld1p50eVjFlPLPGA4lEb8KVL3SvBRhJEr1z1ezn9+hYtxVqypkbLBWJnNjeTiVka+/ZPKm6/BhDqlQqFR/9oC6+5M49LWlLBpvg4EWOuu0JhMQRtJSOJYtONOIupFWsxaBlnq6GfGYAZ9W90qUIkpkOrBZ+L0EVo9nVO3ezuns4zpm4J/GMhFlbk3wzSuBz5na9INcZhS5Rp4aOGSoKueaGcqG8o5qlEHRDXuHDFGdhiUuJkWndB4Jbz6JZc8WynEAb/4ztZ+BmcVI68/N8RcdQ4acZPpLzpVeg1j11riCOTpNaHdKdxRIYrTX7fR0YqX8o63OxjJRs2qoAdkyDZ2b9hudOergRclzL4Zz4jlywAZYtRc4ihKUTLZvxC5pvZ3kDLQwCpDI4qF+AMyxoQ6aUqYl+Nt3N2/MlChKN9Q2QJ/lmHCRXD106MfkRvNBNIAWzIPpVRygbpAsQmFhj4LylrBwOm9jgAFhQDH9eey3W2daKr54NQeQfZRgwdsijReLHFSrLIdIeqHLxTYYrWdXPo2HdRy6ItEP3yCMzNdWtrPhpWeKrqiFz93/PjS/K1/DvN70NEoWq4h2HvnH1uLfaaunrry9YtyoVvfGKQ5gsS2lVMTiJhnDQ/Hx5NjtQQ4iLAlLzF6q3Y9qe6w/YGmN5NBymajhAbWJQ0IUmzrwXlbY8dGwiJXTJNDDBWeNhRAKcQHD4NayphBHwo3PCs0huApWv/LoXFZIG2wL298cf9qYQ86WZzQZ/67o6cacwCe1PhfJbyPFKPG2LeaF26SASCPDr/NKoDDjfAdSIHIlHyoQlRdZp8CjyopNdTjuSEzVIcZM4zqK5JccIrfHJO8DtEKhdtt9+eAPlIB2dabre5oLeA/l/ZKlNdnRUfN9ZsjWxEM0ndnt3dEIiAZUal07M4jSZDyUrkXnOH/yLelkWZrkzhyd3YxsLDaGYkgCMR27K8dqdRlyH8hNJoee7qBue0dWfUb+fFDB4eZ35BOW8eBGp98tyFQkDJIgYyAUv8zITXqZ9jIlCcFMIVOIvdqCK8thIgZeE+kaAY3tl3BuHpIZCBTyiL4yY9PIdaIERJ84z4Veey996Q93PvGAlYswzUydEoHluaCBZTU3NGBDFQzx2yp60MpZYQ29qDizld9y2x52iMT3nN9uAH3AOhqch61oZq3TnW/DY0EJCiQgoW3Sa1hbLi1AwGV88NifVtW171hx4Juks6D/xD8HZV/FzMU0Cidh3Bvqd0clwRaKdl3Mw//Abr9+3u0BiQX+rSakNN5p1c1rKiBMVoCyoMm15ajLvaAYCHnfrylTF2+4IY40G9PHEJqPo6SU6DxK2gN9y0Obf6E8p6Vi/VR2S283js9U121bFVvoSp0Te5qKYBVSFpOU4nr7sbpJfw44MLU1ZhK8nIikjJOs06vVsiVytyh7LQuvQ0SXGY5jZf11J2D1JjnHJYvI4gRL+agC9Y0Qs+XDRIFWrfpoJ3pr8cpCPlfkpmjUG+Z2altQIeQKtZW4rHs0I/RkwBy0IuAkZZ/L31YLv83JmCcXRelx3NzBziXi6zA+EcPuRtmW9ePOeBwG8+ATDb3p6HvnmUlgEbD27hJtKYp2yLf9sqjbSjnvJxXJIWrpqWZ7PZPND91TUTXNCs4PUGE2P0vIzQusJVDyeEV0Bu3KWSlU6/r9GwEGASPuX1adcLuaTU3Xeu6ETrj1JqvAPVcQ/SG2JhqLrslse4j1SdDMcwc2rGNkz6rYKBVoNiJO8qtDJ/AVDiJnYcBy2v+nPFBAib/TbakE1wu/Qn64yht8ycQ07t2ROkQSduV0zhn9gpnoFNdya0ViFN+XLnWHF1e9MTUkRL5/N+UKuBHZ25V/hAJx7Wzv+7nRzFP1X/E7dXmYHb+QTUn07EYNSXQcUrCYPWp1TFy0md3pcd4r6B3tNXi+pk9eSussGXZ5efci1ydZUj5gregt1Smr0GmNydbL1SbV2w3uKFyPzIVOFzqLrNxsELQA4qhn1i8WOJkXXqVzTPXc/X+nRLDY3IZmMA9K/2G9UMM3NICEbcdDTtTs8R0lkGVjvRVPqNgiNH6vVCkmzWZfOKVAK3UohtPgOWLxvCq0HD400KG7DXvatAShDzLoel+3QiWd97P23+7hiVsNjdUbFaBJFdvMq8f3vmGkfkbKKJb/8pcVoEFQSrw6r73Qgv7lLd1nwLTxNnory+7wG6TTi2SNrui7U6xO6WgnNVS0wcDMEIdsf4q58XhnOeKpPFqECqjwsa3SStLzNPjqUP1o9mou0SJMHF9DNBJaFYe5Kv95fHvnriq3MvQ6cv98JaOghK69FHzFFmXonh6RYVGHF/ZuQLq6nD44FZ0CHhTk34P9AhssgyHL6BNF4wFfCdlBcsusdzRaOWXXn1FQJX+2TXTlS2lOy7QJRHOGaKtjPZfAr3FXTCfzswwHD7Fohj/awdAs2uOhTZHfgE2fnSbtMITyi75r4o5Kv1cJGOyDF6FCkba2K3OOsQFgwjXFTeAfASxVnPmXVCAUkvZENX0hCRWR0CxLs37wZz9roMMmlVYJNrTQK7T6adT0yrF918NxABA3Ju5fGKU1ZEEb9bIS+PZfDUbqkfCxIC2J4Cp9OzxysmOJDIyoZOR+h2B25zShglnmF/Zud2HHrNWKRq6DeTJuzpofgPqWr79T60gbhhOylN/wd1Pgcb+W0fB7EuPON0m4M9tp0SWOSnXvl0pcf7q7kw+Dm22VCpbvIKCa85N8SWRe0wSLPgOXVMW++yY0YKUrB1adHI5+BkbfLaobXAATcsjAwLOyQet0mClVEilWSkaE4EPbD8Bv2IFckt/YwfXP1NehH4WKUx1pjNy9dEm7IfAm72A2QMzryaZgZRtX8+Zg8AVPYdvns4oZ2xZFHl+49nYMGOtEGPOkKo5PYUk3vj7+BpoaZofrXK7CsgMiUHWt7ULJV9ZEfjDF+u0Avazt66urCvAoEuXTokii5OWpinHBhCQCN/PxKyNyZmeqe2yd5hyZ0SIqABqES51NA+gJ5ELWyfJrr7rHZxROqIHlHEWYdnzu3sMRIO8vehXpguNVeRcgk0YcBWJHg5kvBH6/5s+OgqnWRc/TA9e6RBHpwvN0DWzELeOZ0sSLCf6mnfGF5F1CLo73qmDt77xh/NPO/ZkoWdkU/6SXqckXGhfG46HifdLzQrRkLQOGBzsykKczWuMrO3m5UhjU0swRxkd3J2ykvsN/bQKHSBuC4xL/XoxBUmOE37g8lfZqe1FAkMbhlLYcsAYYZX5TeopmOo8jRC1wzWCm2ZjmCfP4q7wRPdbOmS6wk8igW4AGLY6sUzdifYMZ9eXWjFtQQvlhZZLLhRXa8PcYD7tIwCBZyHhzYZNVP5A1sqYdd0H+pPIaeCxDVJiVQILOdwnwIcor+OUQOAivGnSesCgjYMdscIgHN97pLHhlkxE6f7OyAlw9LeJuplj02d04WCacdOezYoGRi5C4wCD+a7jK/TlPNCgazdrBphHsfUDkKV0+AdXKcvGq+jCIdcNPn+5LyamZNcG+ewsbLhVXWr64VXNuc+x3xBjLHeF7V1rZ1rgmXVeo65BB6P4RywX8vR7sE9jhh9nWgq7wHHplwEnVNqT14bye0aOuK8E+pVgupHb32VsmtB0jP0YP/K2hI+0QJRHWjVATzcPl4Bww6sTTUi16wsEVVGTMTYfjcrsudJQM5qXCksVbNrxdUztDyTUrfcwcnhdtzssg6FPAP5LWFTl2JmB053FNbe8spDR5k//BBO9ipw1IFQ5IUgXaYpRuwyZkyQD0vzAUPyWGqzKd3tomYaCbrC63TNsk25mBtso7tOon5qMivHmyzPlc1xYBHy+YSYqVrTNGBcq8Kr9cZR24pXmB9vTHQokNGjjsttP2tXrp59aSSRp8YJR0AD0oqFxltvW//ifJOymnDXx/9zZnal+6orLd3YqVCXkFDvQOnkU/TUXWR9KSZKi8ywBLWu4qdN0kxxa6PFcVI9O5fV6qo9hddeigGTuCfBBz6XXt6et9GUog2omO/THOta7frBXMlDkdOetuQKIAM8AC49GLPTpbfJknfeIj5aDltO357bNC24/PyaQmBigmslBq2xlCcH1B9pnL3opMucmxs9cjK05JY9Q39pl0cURnRJQ5kSiLTjYda5nPRhHtS0EEdM8OdFyrWlOpbDiX726fxQ6jen/fF/GblXNsLfTb760hcE1+ut9ngz9ss3WzSuaqozospFp/ZBPjFp007OiStVKHODux7D5CzIMXv69MFQtiujYCWylkDCyUplwre7C0U2D6eJ2tP2OmEfD5svgpRvjkW0YNp/Dti9ShCZ6kP3dfA+rDoMakL4u7tJ4KZGyg8+eqfcLKPMOO7awTVimmc0B71ocnVf8HuAQt/qzp4YM94rOzSvB6+lErcJwYuHP+w5SmG7kvceAsn9vQIwwcaQAPGJhlXoIp/ZmB6jmhNsGBh/AkP6JNsVWmFIs8KPNsm6euccM8JyUw4TQWvqF/3smsbCJOBTTBsGqXfYuy7mUmkeVJ7N5GIhhNb2gSWKilkNA5qjwSUjblFwuR9EE6VZSar1B8rUAcnqZrn61ro0odiiB1VcMnDOjzPB2yFs5s3S9Jz+hZGYHHPIGQWTcWXRCdQidBVKTS0FhnxgX1A2bQD/yhX3BrM5uv2IxnKqWK6l9ycGZcudYRXQqNslXvxBVKWyP+dinyleFo8i695xn4e3Kq/7jbXFnWcxCFZ/fh1MPZSUdaE7yTqSJ4V6HiMg0howEgs6yYu7vDdEGyGciEX2OIE5LOLKmyxHtqTKX4Dlnckd0oO55yggxh/d+4inJ9tZxCcWxa1Vm2I8RgF/dbpaJfvvbSrD/HP1HYIguztl0jLuS6ZBlRAu6MaG3ZqgfYPu35bfYFCmnRVO5iVr6qMrj27LnouR0iw+8i0sEa38MySegGqwOmat81yRuiPwT+ju3VOk1xNNsCWBieA5UpjKIMXhFUcq5XAWHyDN5AKbFKnrKVtyRVFpEWe/SMrHbhPJDZ6IX7oTmla+vXbbFu9dR/jJrKaGk3rnfCjjEetS9Sp7NXEh7RyTyzbA6WO0A4VI/oyYdZBBI005R82W51qlT+sy7x0MVKlhjA8WbMbcfPvqQIUvicpIgUNMQxX91VA/xlWRmfuJfwMEckoWSu7Y4DTXJP4As6IelFi+6KXG1YaQpPBNFTfWCvbeiPOeCRCG13D7YcpI1Fk4jX1mkVGntiINHx1eMFZdFV//IkqaY/mGAN0x6GUYFYZky5pNPSmpMNkRnAkw0uRVWT3tnZkVXty7/cwMQ+REQfsENvXRD7xAq7qmQdCcunpTfd6l7NB6K+AEFYKWkBwR6DG56q4WX+X8jGTyAnhn9vZsHuBgWv5+frQqlpKB92KaeHCjrXwdw7H5cyuQrVnzCAPp8LdMgPBRnct1CU5fg8sJxYcTH8S68ymT8r4H4WoZ38JzCmD7vRitHKvysuAnXJmAXC3YPmXeDQ5EDAy5PHlmBMtjQ04XlkNXCPx3aB1/XOlgl33Y2hkrzdfmYyMhlihrdGhbW0JbddsNDEOCUYsDWyCXxpyMRW8+s66ahnlXCMu82FkHhxGAsYixn4YXOrYzLCOq0S9kAMCtXeFDTFGblEDGWzDrwmBES5yHDj5GInIe4kkHF92bTZklVL385IffjSR19Tj7Mbeay+QTHNFEQfkLm2s2zDNVkYPvxE39sG1CFGJ4MwCJgPbRu61YO7XLZBmvfnxpF+JkfxCXOx8oj6E2ToKQmZZNPMuFCXE0z6HO3Dqwrfoah4ZfDWTJz1SqaK5o6EYHIwdpoDCTtKFjdnjqCfCHoPSCPmIN53At5lhscgxNadLy48Aqcq+Ay3b+68Mph0vdHmZqTWF8q0zCeW7bu9ku2zi6yuo+7MXbSB9D2u/M5j3/gZ1LKb8JyMRfZULEKRljO34fTeErn3UjiWIUdCOwCjIpYelyeYyexWbw/olwb4nr1XJft8A+mYSxxEdgpNqu4e0kmIcPLH1UCvJqkCuydzYKFYPYQKTg3qq4xE0/Vbt3RGaVt8msSf9tUbo6jI2LoVe8D4PziUkt30K381OoHXEYlStUHmZbrFJelo3stIpS1CzUVZtkFdOcTD4okJ6YvUqqFFZG2Xf450xLCqKtqsrXj8RCgHb1pO/khMVRu+c2FpWitxJbGLl/8glW3y+fDJzP7lwJAQwFb/Gm9DXkWLWnlEKjWoNYqpli29k5A/zxMUGJcSP8IidQ3mVpxMpRSozWDuVsRoOB2jRwhbPWCVnpXoFOwpMu/FhlQ8wBb0CFu4hdmilX+aFdSpQZZg4NcTVhaFihRBl4G47JlBHQ7aAngFxMAdZip1PGcvjlGh3h+wH6M4nUpSHTnNgMxoilnAcK+ZYvo1oyhmlXifKdmwr7nN40R6JA8uPsLxsAIPPDRSWWeP8BmTVWe525eSHSdYRPL7pukGb10scZQHuTsN6shOs9oynD/7Al+IoTgMQqpGx0+ZYZJCJd4fzzBihsJhSHA3Z44E7Hnr6A6zrn5Jb+4dennECOTYOHLfxo8KPV7TcXM/1Nug2i2IlFZ5i1Q2syPqOFvSv9iIA+6fcX96NeVOIUQJIq0FrWGRAvOwhLejXCstXwjVdzGeZtnxktbQLK8gHYYONoCngs6vgjAtKv8064msWhQuXpqYg5SRy20LqE/P7qrjH59RtsYYVZSzHKXfdmsDy/YoUz/58qE6hLs27kLSf9cZD3QG26P9maatwYN9hEQ+HkaxCSSefzycPNcIUcxju5zEB2QYiZ0UaZUItf1G45CQgTkmbPtqfOcSlnMyWVR2XMlQU3h5wbUFGVCBriFjS/mv18d519025ry/UyNZHJp0x4OtY+ziXDWMRT77Bn39O8DfCvh+CnTPR4WdBNqTGaUndOhGkQ8DwfzbVqy7adjBMYg8wyy7uknR72WrD7MMb7YhFftrZAknMja4/prZZU0RP/bUG0NdIG0Ap/wmKR2PQsbyV2/CHvFPRLdgKx1PYNSxcjcxDsZ3z0k8sqIgCoQhJLOZ85UGIma1LNAOyuTjC19LcKxP8XaZV3Br7ZYZUir3nFYNNoOcK7O8lSASEokIvrvxL4gQHsLf8aqqXQMSMUHggGccKkj7zxMzq/qTdmdeBlzQjT3ADBoOa8D4EvYaO8G9e5sTSKphEf3AyOpfqXSWS5DwvHvPc9z4MSUB7I9+dtngRudh70P0NNaNwFGw2LZ4dCGI1I2uPAX8yALGHGCY2NwwTkzldryStRLRY8XwdXy6s510QEGF3kxhh20x1IwZ5ZyIKIejQCIFQZHbGzyASp5WjnmeJpk3R4XpvRrUvD1Tg2d/U+WY/lSmfpoOTruRLAMJCkvl/WNFZwO2LeU45PVc1lMkeqmbUInJUERhfy3Zel71jwgpnegqR/8yXQQL5C1X8NxHs++yMO4lSIU1jkVAw0BQ47vUeCxX7/EkQKKjWnWU6x/mC9V2D28MyOlFRp+EgNznLzWWKLXfPmGm2YS1FdfXF7Zl2cnbwFi/4A7wSQF1EKFljUnf7jPzpGxfz9qH2QnoWbBKice16GrATq8o2A3kAr4wQ7cb58O+vfwJtC1Hnr24YoQBfYHsBsN4XQasY+Vwvp8p654GsO66mlrVuzofS4P6NSgT0nm87BjX3PvccQEAovFpDmjPNFrxXanjkDK2GGyViElK/geLPbMyfpnoAU+Gj0HrEn9j9NxURoKN1Xwqe3vSAufqr6uEkV6ebPeyVYDwEB1yoz31o6HHFYIy6KeJ27jMKrXoF4TNeGXQ8ZM0gwHd+gQ56DqswCBOu39KnFLTfLDRkK3YsecKrySc9S+tzTpBEXjYFF0vOBjzCYn45j0W87//y2QGJq1yu/GCRjcIFKZRDMqojtsiSa7v8GIh6nrUk0JEyJhM72bCNyL3jIFb6vqDdkJulg6PM9pMO/otNgKxwbc7if2Kyc1vzjl6GH5iz7y3QNWVcoVtA9m2IyGnYu2UbO3qJ9j/8R/EXZYUcGMkC1lRegz+DPK0JWv479oADt2noNKShk/FbM2SfstCjkN95pWF8HtpINwiZink7d/vp1XyDQgsM0uyvS5LfS1aibU0cjvxyoKC3dGGKYCgNfODw8cnlx2tZO6kfHdejEuP19JwumAUYwAueZS74zBBQqlKqulWPer7AK8cR0TDbeQhaDSPCSA6fhq7Ow69mTCyu24Tyr+V1gUShClqvTFeKLQf4KeDz9lQ8tQbFitKwXHXRsoQ9ddQYAYCL135QIVOWdsuJVn2tm1Ec6yY+FQxd0nah+sWg/hx7H/crFgrbcAnPbf0yQgcF0ts8NQY3HF/r13xM4mzcT3/fl3JLS/bF090BdqxGk9F8W7w/KtqYdQj3y9Tp5oEH5NHy/ir3NxJwQXJmSLJ8Rlfw77Q1Tzk1m5Kq3o+QC52/NTEWJEApZu+RC25GG61lxjYqRIahJLOfF+8MEHeXVdu2DI6X1IgHJZWuYIOCViiVBXFVS8jB/KUU7B8LK2vtFl/y5GL8s+/93wT138h5y3oZ+q1FcgBUvn3NB8cBZsNM1SChI4sQR7shVD7ceI3Y1S5VZimCu5zALFII9KXXBPB3i0192wDt3tbdSX1dY7CcII0BoSQZvLooKtYhx6TOAVfGB1TfzZAxoZLSnvbcIkKALsh7KuxRcBEkT4K2hDdzqHb2V3PHnNbHvExjd3fzZtJHNE4p0s+ta9Sj7Z/1lrypLMN9olxgXpjEfdaxNtP4ih3CQg3Ic2rP7k1n0aNuHfzdaOzzQiWdHaG2X53hyej0HWjRY8iAq/fAwaUZQv0zXq6fVyv9RxPjwwjJsRj73VJPm8qHDQw1Jafjfj9IxWA8K2xpGkBpePXCUp16LYc+1yGICfoBddVrkrYwRGyRN+7yvAsR1d6P4X4Bm/AW2dn7vtbSmwnmym3ekAJY1JAkeyBw4Wq/I9aLGQ3/7PapFKcnrir4uZrWozqrTgYaJv6/TRdJL4e1qVaz4GDrRwqcX0nR1LazHHKYNXd1BTZAA3SjeYeezmZWfeGL/Tr6y8dOpyBR7s90NQ6nrHCv2hcnXOxup3N5oGyroQouhZD/2awYSe2G5RuZwegKwJ+HsL4th4a99nSfJu4sl4fwAPMkVmu9skwS6tKf+cJL7Z9D2d9e+Bc6RKg81xs2lFMa5v3Qgw+DKVC5efLIyiRghLsX39nJfFtVg6QVjjgdVMixizw15SETHvmvz4oJePExXHzIMgCBbgA6niNTjJUEkuAWpLFevSBddrs1bqifIYE9XE6e+Ud1cmSn+MT1tpy3K1g0sgGYRVbPcAVU11BvlLGPnCXS8Ef2iJIvEdoVGpHNTuoz+Ts9DLSApPmz17/GruZdNHRu/gzR9cUCC11D4/FeEPeEKSCdEFit7Oz1m9odwnKj6EcTY3VEzCLOoTWOZxbQG2S7eM91T5Pb+OQuBGEBTGnyavBt9fFAeEk7w3H+P7CnZcJvqnFAxQSkGqDudw+t8mxEgsnaK0r8LeLvEXNB8lr46XeQnaTB5uTDI16IOakx5SYyu9oJjNYF0QpdXmA43JcBpiB1ZOLsV01mpwGGZRwxIoS2SVdnbqxorMcNfLSEquojiFS6BZa9PBdF8/283FYMIlGzozipslu0uGJlxQMBZqDZKiR1/MCjsOPGSp3HtLW1ufJcIAQ8EF+Zti+TsLJZQI9ufMOpVwCEpn1QmBcD9GMOIWr3vkQPPG7vPZ1ApxvTkvqO+ImJZLysHgIyG/k6ws++xBNxiedpiLiBlGEZJC/D+vboX6gmKFTMZ1mTzIga5iXrHasSLFVyF2DmMtNjy6Dz3+hUpQ5ydTQ8zavQBhXEgY5ylrJ+wdjSYfq5jwf+Di73fg9d+7dzxqPCoHaWy2y7WFaqJ9uIDdYq6LLNaGIjSfqth1C3PvieStRGAqnpp0WtUNOuRgjvE38YUqFARpMorBbbPU4bhqmFMROee5ka7xIRWmH9TbqIlW7UGrw3enLqIrn4qORJijB3BW2wxpF8KYVkk38XcbsGKVcv8Xl0xCGIjwYIdC8iLKrVKnsuknFDaFi4iiXGb212nPmHOZVEMZap+EQdnXE9fSKItoPgeoKAz6aOWyQzk/IixIjgyE4As5lIv9dL7EUXVIuk4DGU0Cgp46cDqQBtgZbbIMbt1pV/jtEvNbkhk3VFdDx+e8WWEYk6/h8x/hufbSINdaNDQb8zKr1d+GQL7XJ86n63EcEuXYWtkvP5Xjp+GhU8iHBHs0d4XbohoyxJxpO7qZSktgbRTgkL1a/gT/wRPvzFgy5XIMWurZmOgNPbB7COQgE7vGZe25P169EHhXWB5pN/Tbwt8YnqvfVnsfSwlwrkjtSDIt9Au9XEKdMtrTAVL/+3QFc/Na7kRHvY55d2j19CU1L3TYKpdfFHlrANDcBS809S/xl7D+ymC3Sjm47HAh0e/qjdH2zQxAqQ3uI76BsFR0CFFARkUTfH5gMn+nSpsrxYDUfPGQdgD6Oh+FL+lDkaFkMQswkx2MYeHnNY4KpKAppxvOPBlIGKuDAP41Iim0whLdfaQmfvdP/w9k1j1AY00J0oxftoQFPv8VdcaD/Ezw+7395k6bV+oCvSbz1JOmeau54AJf4SnPHbXq0D3iP69bNsbpgJ3fp2kQYcJjXLvoXB7jThBl9VdvCNzXZ9+Gl799Ot+KWzZbqLyh+rEWGTZDTevZreZSr50kg+hsIhxvc+PcEYgccpOJ3z/MDLYePja6euJry8CKsV4pA3xcWnCuiGTbVk9qWU81lTScieEERmYUov7Ou9l9RcZq628rpy3X6vIWT7Qrx3osjbv5nL1gkhQm1pU2jieWdhVpo5WFtsWQOPvwBc7lTXtQhdjANIsttRvyLg+BRAcVWWgMXXmrYG34xR36WOemK/Xvhe/xrQ3lhEuC2OyKDHam1uoG3EthHBe4JjNvBVf3aZ6VW/TokmGtyOWLQpmy8zoO3BClT1gD4ZyBNd9oI/FI9U5GyJZ8Ul15PIFzLm3i/joj3YPS5uD+KDM566wkPDmzQmbNVs3mxKCiPTg2wiBcfs+G8pk9VcjOiXNi1QBd2Ed28hKjKdCDfQNQ7VW/awVjI/fuAv77wUdaBswaLWw4EXb+9BNZRxB9QYGr0jcoltq7d/9efGEkC4+5iwKrx/R5si5wXutbgyxKhH9Aug4OLzlNPgyLGgKPQMf72aOQdqO85LjDD7WnTBn00jg67M7YdO647Bt+dyEzcSr3bFVqy+quMHougFE+51pNAnmAPMIXcO6OAkn1nQWps2oOWY44vJ1E0sdZeJrYy/Ck7fypWDVjIDrhtW3tKy7MWjq9HODJcjarxx16YnZaPtnIPg/f4lVa71t0cb1jgKLx56bwRX4SqDOa5IpGwjnGxbesA9roIeX9J6IE/mH5jmiqqyxFemcf+Q9T60VOH82Oe4Nhuvu3Fwxe/zd/YDd6SY7TOr9E3OtvFANAQI2a73eP8LkgUikG/8KK4vq3RxH5zUNXeV0PcXZ4jsBJLelx9JN3zWrmg/Zr86KOUquZFjlG3tI9a4OHTMvNCk4/DBJljVKtbInkCJjeYq0gUpYP/CvfQsNYlK2jLQ1C9ogztTFJhNo5yAjWR+WWTRZWb1tXwv+d2DThMT3YT8+wEqYkWuxyJQN4nYVNFOLL/UiXS7I0FFBxqYxfEyZWkkjuKLBLyFQIInWNMXjo0TA1vHP/hizQudFYEsQXR9I/neZvS50b4WJIZN0eVZ5h+sx8Z9TBtqKg0mg6wfjPzQhjytBNI6NwIiHE1SPha+gqR8nK2IfBNFxhtX11G1dwrpYOSt17gHlXT5x5sEb2wNPQQHUUuhHmYGif6h8oxkw7wH1mpfpbk4K7ScHsQy71ouH+omXln+RJhzCwiwyG1wvoLMBm/4nuYr4utc6RMixcSb7lLmPeWBjTsld8ti1AX72TSmig73hG6xkAdTQoqSU3MXI3ptNLR67aAY4hxIB1ibQzy+osxBiPPbokhnivM4Ob/Nd9Jv0v2hHeR4OWHQ7eCQ9rKob8tZIcdttAWItjeVnV+bXn7xNHPg+CH9CfHXPNKSUEbzLumwdudyia8mMMxbuUhigBWhmDfMSRQemPlITgJjbYRsWeP7ckoF2RdTEBmwPKfB64ynFT242shiAe1YPtgwiWGwPO8+rafCsHnoMFC7ycwj0ii8dp3HDQaEMnj36JeNXMBsrBsgODMkQL+jNYOhPgGD5HVGaTN9jDMJkQ8zBhx9SBsOIheCdjxncMgTzBSrhYvvG6swa/QZip3TZpqM14cg2LSHi87A+pk5hX8sSrFBXZBR/ZzCeuigPuHYX/2Z7exsQQoBeERu021TwsFaLpRVn2ABMg204vJHGZR4kvwuta7o01MpkvPTuFp8WWoKX4uBbZvNt6vscNgAmXFUtHTghRxUfu+c0FnsCDn74ksnocvZ7Q0tSr328/2r53jfUEdQjfCs+Jhw7uUaM+IFLTVa4HPEwFkWKBDsJa4LjvDk75gzJXlLwl1MdvXF7UPwEygOwXvBEfJrWsf7PNA8j6U7DU0vIHppAYoVMI0bvz05AvvHUsXbpyVPyStNgJC27IVkt4tTGcTxMskzXe/QU8g1/oGCMJ9ftIfRRwMV/ziWQbz/dE+k2YCAPI0fZyLEUrbeCgmlLB7qlDl1ASI4tu39LE8Rv44woB8D0RXXdNGN7U8N0T4lTrVFAgraFOijfSnblVjx1R9Yzavo51a6GOK3C3IniZxkRa/UCkzjgCqikGxh+k7eGBy9nZpeKh11JB31f8gLJha9tU3u35JMIH8OnkbjznqR+MaZzjDyejgBp5Q8LSVniZsbAiVNiUH5me1fQAWkl+2sR+r6vz+rbbS258wYuTP+vF/31PzmUU4pMafxmYh+K71BosM2yD3Z9QU2lPGsNj+bRkcYr0vXz7RF+RqZZNtd72tUoIU5giFw/jHGCZSL4IOjYc0V/mlBJjFNetWfdIXNfSP7a7e/K7AiDEhal/X+/1nbHX7ObBB/+P6yIarFltBVvASWExvR0UjDxzHxzr5U/EEV7SyaZ4f6vbNmtWK/hoiM6k6gK9WSoYH7iIqlGEmrgMk9voBvR9TySJpnkq9JQjNwaMo9ulSmlNIFy6j0BM7EIqFoX4ykEkJQccSa/i27AGEPjtXW+Ra3Rwb/7HXcEOjlr/tYADqdiqQ7tQHmFhzkV8wERkQclYT/QC2hVquQKE9pLVwiATrDxo0qMrAS8O2olsv85/8b0gqXU51QjBWNvIW4RMyA6rNuvnyd0eXgq8FN1u2EUc5PVVv0LHnsYGJrPsKl+WVc0MU20iXrR/oI7hmc0tShg4hSkYwp9RGCBm54qMUIIbtsmhCa7vXyHW6gVWMgfpAUgKWKi/dOXUT8iND/JyT7wxz2CGKpRYmQe7k3Hi2F8KetbtfZXW03u2ozoHxzyw2uZS+0mANiTVM7fswWCPcPqrO68Wg8QrfoU+I8+GP6a7QTad2sOED7A+/TyiGzWvcCb8Ji1wKONB5qHg9+siIrrXklw3JMmf4aXiCCjAM5v3k8xkALXkxXxH8yrWOc2a8mCW0puW2/nxSz7nCx7DC3pa3noFFZFqQQqIJT8xHXZ6sMig5O1lpnf8od3+rkhrTv8aZR3zg9rX+m+oDHUV98JrEFiiad7MC2gGKfl1M5EC6ZEVHnmAn/JgmqAW3BXfRNAjyH6cA5xrpubmKcwprGvWd2FXhdF8X21cDVVF5JySmtefS22Y3IBtIXXPSTbIWE/Vguj38hDm7D5Xps161u2CVK4DaMsYGKcsk8IAfeVeLZeAs4pjHrl5sSdszPM45pCgLnTPrPD3wCEzmCgtGEvTynmZT9clOlZ3hKFOYg4OxaDfxrnatCZXCC+bQ6n/hYKHlU0xuAAmU8MN36Wq+TiZi/SCK9gxRgiq1MaUgBoBfuYcKz78eQCUt9Py4xbNe+s4nZ9sFy5nfGt/q+LUNPYIM2BULzWPaBNBW6iKN/h9/rWv9dMl321pVvwJ5EgaNHu4AioqLDkPRJN4aeLvbDq6RJpvxMf7ZmbM/ocnydjLwMqx646DbGdwAnvDN3K0nmJqMXTSLkC8NfbnglpLsgf0oqkg8Rj0AYEqnvBwLlHa0ABF9KJzdmRb7Xus8EZm97aCqMJ2Nfy4ofLwnOlkx94zVNgn7mLsOzST7gfqbd/EitfSP9AxsPQczJySNodiUzivRznd0YLx9MZQb6NLQGkaBqd4xGh+nEuHw+txMa2XvKAob/GnFgzzmQue8P+UEYDBY8A+lw7PWqZe/slDqsd2uS8rqkLGOdVG3/oPta/7EBuTVdYtR7ymBWE3c1NgtyO2CAlFzNEsPmAYqNYIdj3YmvHHY3g9FhEttPT26fKODiLv+Qx4PfF8fAhxVMaqKCwp1aSGFj9b8SgsbSf8R8BdFNtsXmFHXyI5lxbv/e1e5FqIKAimfzwhWzsVd6d8oTNCmN6dsh3CsWEZLmmxmJKFwj74p1WtC4kYHeMhj9YHuA7JCU2pB6uDJIHmBpusxU+xDTvQx/cLMQJkGDo+M0351eqfy26mjz0r+FMXC3q5KhEVaJ6OOClmRwKZ51JHu8QK+LPtTxaAZzqYiDM2PMh2hHLMTGT1eBWyIlxSkzSAbvJUTTTPXzXJuRqchNG4UMPoNSpBM9qFQ3Bn2DtDEB9+JQVvoOVdyn65EaC1X1xgrgpfw/yLuOOZ/i7meKhv+JkrX7B6dsKS+2qsc7Pfc8u+LfaDm4DdA9LSQoGwV03ewO5qKWRhCgZjHnDojVT+htJYz0s3cVEiW+jL32jgNDCxnmSrsS7FtNwa+43Dd1xRFL10rWYFY2rTYhngfJIilFZcaOBIGOYKvfDQ/jKCxBkN7JREjpJtnh8MCEkeMlovPVzbnVqZUzNQ19dD/MFLGF1S7+ntMLlQvP6W68ZQAD02vH5k1ECnChk10etay6W1Kcvf1rTLai/gb6BiyzpRHqfZpE23qsGTkHyNoJXCI2rhHbajr9ZmPSO4MsJ6jrp8pbAXF0mFSYPXyq8Zyzf1GvBb0UF3U083QMH087GQ67TdwIxRDj5IaUxv+B67gGHZIN3ShTiYV8pS2IY+mAzSlAAJl1SZVOERMjktEi5gy1qoeJahs/QtMF7e+/ZO8JQlRILxQoREc6OmT2kVfI3VfsyonzhGmUyHdPFkyVhCmtcr2rJRPa+SwgNxP8i8SCHNzgvl+MFAOTUjwRbQC6PuBK6pe+FrOPGNEMUV2OsbhClH4Z6SEKHxBRHAMe40D1Honk1h2/MrgJvF3Xv/IT+pRUb2YvxL8NFLaGB6BmE+YQIQ0UQrEIy+MyNFLskgt9wyFAOhLIEsoCdRqg/cE7r57oVCKPp1hhY4D/XfKI/by998z9Jm6ta1SRNG2x/raQazOA2Uguqnyh5OZGxyGsXOnq9YKF16+k1vjTfFdzIKRlH886M2qbmuqQgQ5qAv6zXSwor/EOlTNdBULHJVKSsLoFaZaFEL3s1u3I2YP7q8tSgETLPYWsz9uOk3c6Gu57VNj0YUIO3V7ynztgyQdNkOquCHAOO9TojwTNClH5E2xxou1ovtZQkUJX7ht8DDNIXkasCmCYeYMfH9skBtX4KeLx3ulMd9wr20NuF50+HtfIN9WmJ3F+SJ436r1TB06J7vp2kBLqDFcZsE/PlOqMXrFYoMtYDQFiNlZP0fmPbCyNFeA876uHc+fhbPSaSEpixai+pbpQ0eI2h9rqLdukcerW9iJa/Cfa17z+IBajqMysh87k+nagZ99UE4ae4/72MvQcKZZHUQXzrw56CK7r0JfksUpRp9q79QdHWuJKPv8zy5rqlycnaDL2gm9EeigPDnYkurpDO+taTr2JaxtBZxumw7G7kDL/pwmF4/LsRTCKRveVU4+ANvFbQjlrOgMOpsEgQmKL095SGCvZMMqBBqDyt1bd5uZ4ye0SBtlvX5g9vT2hzFqDzLp8M441q3cW6aoF9QkzZ+MtrbCmrg2eAdnP2ukA7xkP8MZEmLl8x4D7u4cd4Hzf4co8FFCYhf5YQJl6wINEiCyI9B6vgtp4hxPFxB2Gd14r46ijEyW/yS9hUodit9g5z1kWIPd0MObU+8fx9yX55txllTKwImfVhAx0153fXWeoHpcGC6kU1FtKS0XD5pJPGcqd28v/NBFo6W4ESaCaNsmbYBR/ob9GrU+viigzbcV9nTxgM3TCvUsXqNtrVlwKhvbnWiwsGoU7sesm7an6qKauB8SssUpTbUEjodFnLIVUUE2xAXPhlK6LMtAENvbSUe5q9BnhPcp4RJG5XmbhXAxgI8GNPuQj55mzQr7irLcuqG0X/v29Z8YUj5vHg7Zh8Eh7T59Fi+3uxb13mbBGZIR5osX6WVOeHT+IzdfZF+6hL1MtthQzRRc5Exh2RxOI3BroAtqRL0d+a51Nt2IG6I6NZEi64uKYAFN3WBrezD6ajlKRDD+tUDoBB05TqDp32xBuLqqORFX5PMiEku6KGBk4cfNr76SJGopBxAdMYFEXjISbF+PQcpqq+NPsLDik/8T6kqLnCIWOfzDO4erwchvH3aijPiBq2NHuHRFcXCm2kN3FI7Xy0R0ZDWZ0OrMMU0cwFSqu1yYSvcWGljHEYa7d3K2TStWw0E0h8yl7NYdkLkF7gok8nl/PK3HVU2XuezALjp8p1pZzZiakCxXzgekaivuu+/j86lo+ZdGnU8V3aJwYowoDbNBOqXWVc3nC8MDxzvKTY9TzxIaQiaHn+LCatZaQNpBf2CBSe+JW6LoDIz89VjhmWLrKQ/6ViSuJoB5Y7CS6QEehhpiHS7iImaCqtKIzeKlKnxOMIekZyGr8BP9itsTNntnxS/we1Nx67FzRxap1NDfwaba38J5ct4DVHaZk5Im+tajbyNe3tq9XcwAwK7lFDGEEWD+YPCTspg0LlMOnBTZreFJUjsaWSA93C1CNcnrej/B2JyIidFyW24Cjqw+NBi8lwB8cU//T+GZ3W/6hBS2Y1XSWs4D0e9WBO0locl42w0AhZWUuoNtg2zeQnGF0lekojNqgtd/fqJ+/I0/itlacsCPb81CV9UJa/K3ul5Vl8W/um/EuNAsz+JAWas4XpbElrtifp4098iqsCfYYQNwIMk0VeT6qncJzBP+HnOg8KjZwym0hioprSnzWrb/e0BeI74ja03jMvVMPLBlvDXyX31baPwdPkzN9U3I9AnKUkf6ZQn3yhupj/jKIRkqnyLKXFfP1xvONdNRRzdMW1kpnsk0G37DoQsq60EqImEmNS1XFvtJd+kF5ZlbfBHMvJlVeiv1NgjISoMPrFZAQFKw3FpwNkkYi3ugIiwkzKkwtpWge5O1qBhqQ8D0p4lhImYkZiis/UjoFXAY2/b1VaA+9iFKvWDGRYGeC2NyxHBay0p3++P2Adxy4JyrcNrgGXogzlF8LcJEV2wcM/uaJtdr3QEeXcfXRDSExE5h/xid0PqDpskl8X761q7umIWGZmzOwL8zpsufYUHWllkZSQrC1ZizdpQGwU+lJ9nLwBi9UhDd0598w3qSgP6Uf2GXyhavYjf7bJcfjFahalY6Fd1F6GYJqH0Eal5ePCWDNlG7OTEa8PzLMHjthyGgjgUJuITuIOmo8sHpMBlF8+eYRKAIS+YUwpxXe3txr736aZHyB68NC6Lp8npJJlFUM0NZ34xc/Vem3APMkvCUwc/3e89uIUqID00hohVxcscy9noh7SO7qUvRjRofK4g4jzJ44BMK1HiTmkdr7l5ErouEi2P6qLcgmjg7P1nAnVUrattg+9D/Ybg5zHZXDA3R4Pi4HAuPOxeu5m1CPwbYRwAkfGRxJMUtXutpF25bA12VUyi9k1UYZXqpdUlc04ZhAQMQWKsNkopK6woVnpToWRNRLiC81ku1R7OUPv1dcrsSvhI+U0WZBT+QyKFwoJmnC8YfM01t6iCt4Nz05gokojWQfSmPvXfktI6Pk+4AgPOsLviGqBA3aQk8Sc10mfn795PVKvrdWzHIE6dQZmIZi+QVS627BusXuCq2plSyTG/f1fEX++UjzdxBfss7aFYafF++U+BFQtGOoztTfYj0ip8OoUN4BNic7PZ4zUO5TOQ3OtwSyiYFWczUeyrc4NXK3l6TjdV40iZOOMDmyUIYtWSrls5mwZM1z8bvQKS5QhQMStzMgJEQwADWD6eslqw9hTq8eTvdyNziWjdtxTyfrvnfr3kuGhBl9ZKsvPuB4zhQLGK6zVlxJTX6XBvYYe/Y/D9e2Y7pheyVIpwWbjzNabZdhY/GggMq2r45wbMFhzpM3xhbWXYntk3rOGYhYjFQVXxlb4pLKiIhs8nN2gY8i3pXO4gj8/LabIrVWj8DP0oyTvUQdTQjTCQa4J7HKxsUOAY+TUrJKrPrOaLlgi/MimR58ssvBogurV/wPKntUVUQoxbeRxqyK2CAmXbfnnNxsOR+KWxGl2jMAsFLsr55C2VPDnPFmCqCRKO+Id7hJ6N8o1opaoIv1hX7b+uJJ51EJSDnXKNitqv74QNFflv9d5Tc7wKQlc35V4auHebSF1YZe6p8dw/ug3oqQF65zwJfPLnmY3WDUp9DwutLu1F4Nu7NyrTS8ELfIojxQ3NiGIoXFWJoZlUEWfqQ5L/Mx6p8QYSF97lE/lv/bGK7ywnTZkFxvsOj2wXWYGsBjmc0NiRsZMD7Z1My8E/u+pAkKNHyHpv14eeBCaetfK0OJcXdZEDvdoU1KSBW+1hgUJEVb63C146cC07WDntJg1lIqaMQsNsmvrFFDTHzK2Rr/nn37zxIyjxgBRSeJMJKmBX6C7aJkCZaS741UK0kjWgU3KPTK6T6xwMINfyWTcpOwjuEsYu8uRHhNmSNCzNnGMIc/2rhajOtZV2OoOLXYbXVKvu63UvMDgiUhFQ4njIsGSRzkmYz5g7o1m0Lhrl/EIypIPAPviNTbg3kGI3BQhqDKb4PeRdNwNnRal3xaDgI+S8LFuW2dH4mT8VNgLzsrynw/uw1KgDCpdCOLt0MBY6LdZAANhoYT2dXp9EkEkjSUd3YVInrdEKQt5Xp6aazRJwqdnBfKfLhWv/XfvPiY6U2odyO16NtIFPVQYh2FU65iCiiSJ2fll49/QMdYLUiEh7msyltoeIJsJ5Hh0ghKbuqyaCV9JyO1KvLw25KuClne3sAdhcUpuzGkTXwVft3Np1mPt+Wf8exD8wpKR2Yn0SGg3LEoaNb3gFgNRPjhVoPa6jc57Aohear9ARwOPaIG5OXYU3JXxA5xft61E15yeJ1PeJeTQOTZpmx4kdFnpultq8W1fYpAkCFHHb2FO7oFkBbbcg4xQnzE4L2N1EXshocHnwNB+2HaYoEQG2OJDbS2O+xL+txm3gdtRiF94uaE6KIce3aHncqGhNONNegopfMBR/9u8wY3VuDIPErY8GcOpmoCGtjNI0zQIV3fCAOAb1cmQdAZ4KDcq3nBCNrku4GkqOfrcOucx4duUGFcLytTwGi3jDRpmTFwXAq+eljKGfQ9wQ+7DPpwS7jL8KJBxotUDSKGIpkceYy4LTTY0NoQSvg7e0bGpOLGTjTFcsVxSXYmGnwJj6cxdLjhJNLjLqzgCqD8oWc0Y4L4694q53K88Ft1ZjMajx1wJApaZZYoJZcZizzY68LGReB+tPMECTBF+v/mAKj180a+UKe+dAVp7gLWy+v7H0i4m+h6OhEYREW4CVzBBBu6p2k0Uhs5dFWmJLpb6rSk22F6AXUr7RmOV/GPwATzS5MZgpI9B5PxOwwsApghOH7PIAYMjpwKjRFu+KOQNpxVOC0uX8SCTzQsx7CyAtKrzoqo+j1UNADHZMazSpay+hg1NH90iYQDI5ceih8zf/CU4oKQonSW45kE7R+k9TnIy19oUDheEnhPFmgeyCMwZhmp+TiRNqhzsqCMEi/WGWK8s63QsdzVuOQhTKmOQBVIlRfR0WouVPhRasFvd1tvhW4xvg==^^^L6MQ7M6FyOQ9ub3MSDEVf+cB/sMfhyeVNnO1HNDeX1Eub46cBUSMpzX5rZwkkZ90tNrktJ0OqaLKn4awjk20bbomDWPIB+38v6B9d5v46qYdf35jK55DE/n77GuJnbT7/AjpwLWvkhxEIHMMXxugSoZaTnc+ehPbcN+Raagc6jg=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Georgia" svg:font-family="Georgia" style:font-family-generic="roman" style:font-pitch="variable" svg:panose-1="2 4 5 2 5 4 5 2 3 3"/>
    <style:font-face style:name="Roboto Mono" svg:font-family="Roboto Mono" style:font-family-generic="modern" style:font-pitch="fixed" svg:panose-1="0 0 0 9 0 0 0 0 0 0"/>
    <style:font-face style:name="MS Gothic" svg:font-family="MS Gothic" style:font-family-generic="modern" style:font-pitch="fixed" svg:panose-1="2 11 6 9 7 2 5 8 2 4"/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15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l" fo:country="GR" style:language-asian="el" style:country-asian="GR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keep-with-next="always" fo:keep-together="always"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Normal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variant="normal" style:text-line-through-type="none" fo:color="#000000" style:text-position="0% 100%" fo:font-size="11pt" style:font-size-asian="11pt" style:font-size-complex="11pt" fo:background-color="transparent" style:text-underline-type="none"/>
    </style:style>
    <style:style style:name="WW_CharLFO1LVL2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variant="normal" style:text-line-through-type="none" fo:color="#000000" style:text-position="0% 100%" fo:font-size="11pt" style:font-size-asian="11pt" style:font-size-complex="11pt" fo:background-color="transparent" style:text-underline-type="none"/>
    </style:style>
    <style:style style:name="WW_CharLFO1LVL3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variant="normal" style:text-line-through-type="none" fo:color="#000000" style:text-position="0% 100%" fo:font-size="11pt" style:font-size-asian="11pt" style:font-size-complex="11pt" fo:background-color="transparent" style:text-underline-type="none"/>
    </style:style>
    <style:style style:name="WW_CharLFO1LVL4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variant="normal" style:text-line-through-type="none" fo:color="#000000" style:text-position="0% 100%" fo:font-size="11pt" style:font-size-asian="11pt" style:font-size-complex="11pt" fo:background-color="transparent" style:text-underline-type="none"/>
    </style:style>
    <style:style style:name="WW_CharLFO1LVL5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variant="normal" style:text-line-through-type="none" fo:color="#000000" style:text-position="0% 100%" fo:font-size="11pt" style:font-size-asian="11pt" style:font-size-complex="11pt" fo:background-color="transparent" style:text-underline-type="none"/>
    </style:style>
    <style:style style:name="WW_CharLFO1LVL6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variant="normal" style:text-line-through-type="none" fo:color="#000000" style:text-position="0% 100%" fo:font-size="11pt" style:font-size-asian="11pt" style:font-size-complex="11pt" fo:background-color="transparent" style:text-underline-type="none"/>
    </style:style>
    <style:style style:name="WW_CharLFO1LVL7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variant="normal" style:text-line-through-type="none" fo:color="#000000" style:text-position="0% 100%" fo:font-size="11pt" style:font-size-asian="11pt" style:font-size-complex="11pt" fo:background-color="transparent" style:text-underline-type="none"/>
    </style:style>
    <style:style style:name="WW_CharLFO1LVL8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variant="normal" style:text-line-through-type="none" fo:color="#000000" style:text-position="0% 100%" fo:font-size="11pt" style:font-size-asian="11pt" style:font-size-complex="11pt" fo:background-color="transparent" style:text-underline-type="none"/>
    </style:style>
    <style:style style:name="WW_CharLFO1LVL9" style:family="text"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font-variant="normal" style:text-line-through-type="none" fo:color="#000000" style:text-position="0% 100%" fo:font-size="11pt" style:font-size-asian="11pt" style:font-size-complex="11pt" fo:background-color="transparent" style:text-underline-type="none"/>
    </style:style>
    <style:default-page-layout>
      <style:page-layout-properties style:layout-grid-standard-mode="true"/>
    </style:default-page-layout>
    <style:default-style style:family="graphic">
      <style:graphic-properties draw:fill="gradient" draw:fill-gradient-name="a0" draw:stroke="solid" svg:stroke-width="0.01042in" svg:stroke-color="#4a7ebb" svg:stroke-opacity="100%" svg:stroke-linecap="butt" draw:shadow="visible" draw:shadow-offset-x="0in" draw:shadow-offset-y="0.02515in" draw:shadow-color="#000000" draw:shadow-opacity="35%"/>
    </style:default-style>
    <draw:gradient draw:name="a0" draw:style="linear" draw:angle="1800" draw:start-color="#3f80cd" draw:end-color="#9bc1ff" draw:start-intensity="100%" draw:end-intensity="100%"/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○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rial"/>
      </text:list-level-style-bullet>
      <text:list-level-style-bullet text:level="3" text:style-name="WW_CharLFO1LVL3" text:bullet-char="■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Arial"/>
      </text:list-level-style-bullet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ik Nik</dc:creator>
    <meta:creation-date>2026-01-25T01:34:00Z</meta:creation-date>
    <dc:date>2026-01-25T01:34:00Z</dc:date>
    <meta:template xlink:href="Normal.dotm" xlink:type="simple"/>
    <meta:editing-cycles>2</meta:editing-cycles>
    <meta:editing-duration>PT0S</meta:editing-duration>
    <meta:document-statistic meta:page-count="1" meta:paragraph-count="46" meta:word-count="3495" meta:character-count="23372" meta:row-count="166" meta:non-whitespace-character-count="19923"/>
  </office:meta>
</office:document-meta>
</file>